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D3000002B3BDA6E118E53554FD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4pt" style:font-name-asian="Arial Unicode MS" style:font-size-asian="14pt" style:font-size-complex="14pt"/>
    </style:style>
    <style:style style:name="P2" style:family="paragraph" style:parent-style-name="Heading_20_4">
      <style:paragraph-properties fo:text-align="start" style:justify-single-word="false">
        <style:tab-stops>
          <style:tab-stop style:position="1.524cm"/>
        </style:tab-stops>
      </style:paragraph-properties>
      <style:text-properties style:font-name="Calibri" style:font-name-asian="Arial Unicode MS" style:font-name-complex="Calibri" style:font-size-complex="12pt"/>
    </style:style>
    <style:style style:name="P3" style:family="paragraph" style:parent-style-name="Heading_20_4">
      <style:paragraph-properties fo:margin-left="0.06cm" fo:margin-right="0cm" fo:text-align="start" style:justify-single-word="false" fo:text-indent="0cm" style:auto-text-indent="false" style:snap-to-layout-grid="false">
        <style:tab-stops>
          <style:tab-stop style:position="1.524cm"/>
        </style:tab-stops>
      </style:paragraph-properties>
      <style:text-properties style:font-name="Calibri" fo:font-size="14pt" style:font-name-asian="Arial Unicode MS" style:font-size-asian="14pt" style:font-name-complex="Calibri" style:font-size-complex="14pt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fo:text-align="center" style:justify-single-word="false"/>
      <style:text-properties style:font-name="Calibri" style:font-name-complex="Calibri"/>
    </style:style>
    <style:style style:name="P7" style:family="paragraph" style:parent-style-name="Standard_20__28_user_29_">
      <style:paragraph-properties fo:text-align="justify" style:justify-single-word="false"/>
      <style:text-properties style:font-name="Calibri" style:font-name-complex="Calibri"/>
    </style:style>
    <style:style style:name="P8" style:family="paragraph" style:parent-style-name="Standard_20__28_user_29_">
      <style:paragraph-properties fo:text-align="center" style:justify-single-word="false"/>
      <style:text-properties style:font-name="Calibri" fo:font-weight="bold" style:font-weight-asian="bold" style:font-name-complex="Calibri"/>
    </style:style>
    <style:style style:name="P9" style:family="paragraph" style:parent-style-name="Standard_20__28_user_29_">
      <style:paragraph-properties fo:line-height="200%" fo:text-align="justify" style:justify-single-word="false"/>
      <style:text-properties style:font-name="Calibri" fo:font-weight="bold" style:font-weight-asian="bold" style:font-name-complex="Calibri"/>
    </style:style>
    <style:style style:name="P10" style:family="paragraph" style:parent-style-name="Standard_20__28_user_29_">
      <style:paragraph-properties fo:text-align="justify" style:justify-single-word="false"/>
      <style:text-properties style:font-name="Calibri" fo:font-weight="bold" style:font-weight-asian="bold" style:font-name-complex="Calibri"/>
    </style:style>
    <style:style style:name="P11" style:family="paragraph" style:parent-style-name="Standard_20__28_user_29_">
      <style:paragraph-properties fo:text-align="justify" style:justify-single-word="false"/>
      <style:text-properties style:font-name="Calibri" fo:language="none" fo:country="none" fo:font-weight="bold" style:language-asian="none" style:country-asian="none" style:font-weight-asian="bold" style:font-name-complex="Calibri"/>
    </style:style>
    <style:style style:name="P12" style:family="paragraph" style:parent-style-name="Standard_20__28_user_29_">
      <style:paragraph-properties fo:line-height="200%" fo:text-align="justify" style:justify-single-word="false"/>
    </style:style>
    <style:style style:name="P13" style:family="paragraph" style:parent-style-name="Standard_20__28_user_29_">
      <style:paragraph-properties fo:text-align="justify" style:justify-single-word="false"/>
    </style:style>
    <style:style style:name="P14" style:family="paragraph" style:parent-style-name="Standard_20__28_user_29_">
      <style:paragraph-properties fo:margin-left="0.06cm" fo:margin-right="0cm" fo:text-indent="0cm" style:auto-text-indent="false"/>
      <style:text-properties style:font-name="Calibri" style:font-name-complex="Calibri"/>
    </style:style>
    <style:style style:name="P15" style:family="paragraph" style:parent-style-name="Standard_20__28_user_29_" style:master-page-name="Standard">
      <style:paragraph-properties fo:text-align="center" style:justify-single-word="false" style:page-number="auto"/>
      <style:text-properties style:font-name="Calibri" fo:font-weight="bold" style:font-weight-asian="bold" style:font-name-complex="Calibri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font-weight="bold" style:font-weight-asian="bold" style:font-name-complex="Calibri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style:font-name="Calibri" fo:language="none" fo:country="none" fo:font-weight="bold" style:language-asian="none" style:country-asian="none" style:font-weight-asian="bold" style:font-name-complex="Calibri"/>
    </style:style>
    <style:style style:name="T5" style:family="text">
      <style:text-properties style:font-name="Calibri" fo:language="none" fo:country="none" style:language-asian="none" style:country-asian="none" style:font-name-complex="Calibri"/>
    </style:style>
    <style:style style:name="T6" style:family="text">
      <style:text-properties style:font-name="Calibri" style:font-name-asian="Arial Unicode MS" style:font-name-complex="Calibri" style:font-size-complex="12pt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p text:style-name="P15">DECLARAÇÃO</text:p>
        <text:p text:style-name="P8"/>
        <text:p text:style-name="P8"/>
        <text:p text:style-name="P7"/>
        <text:p text:style-name="P12"><text:span text:style-name="T3"><text:tab/></text:span><text:span text:style-name="T1">Declaro para os devidos fins que</text:span><text:span text:style-name="T2"> </text:span><field:fieldmark-start text:name="__Fieldmark__0_1738450038" field:type="vnd.oasis.opendocument.field.FORMTEXT"><field:param field:name="Description" field:value=""/><field:param field:name="Name" field:value=""/></field:fieldmark-start><text:span text:style-name="T2">Arlei Victor Coelho</text:span><field:fieldmark-end/><text:span text:style-name="T2">,</text:span><text:span text:style-name="T1"> natural de </text:span><field:fieldmark-start text:name="__Fieldmark__1_1738450038" field:type="vnd.oasis.opendocument.field.FORMTEXT"><field:param field:name="Description" field:value=""/><field:param field:name="Name" field:value=""/></field:fieldmark-start><text:span text:style-name="T2">Teófilo Otoni</text:span><field:fieldmark-end/><text:span text:style-name="T2">,</text:span><text:span text:style-name="T1"> estado de </text:span><field:fieldmark-start text:name="__Fieldmark__2_1738450038" field:type="vnd.oasis.opendocument.field.FORMTEXT"><field:param field:name="Description" field:value=""/><field:param field:name="Name" field:value=""/></field:fieldmark-start><text:span text:style-name="T4">Minas Gerais</text:span><field:fieldmark-end/><text:span text:style-name="T1">, de nacionalidade </text:span><field:fieldmark-start text:name="Unnamed" field:type="vnd.oasis.opendocument.field.FORMTEXT"><field:param field:name="Description" field:value=""/><field:param field:name="Name" field:value=""/></field:fieldmark-start><text:span text:style-name="T4">Brasileira</text:span><field:fieldmark-end/><text:span text:style-name="T2">, </text:span><text:span text:style-name="T1">do sexo </text:span><field:fieldmark text:name="__Fieldmark__4_1963931041" field:type="vnd.oasis.opendocument.field.FORMDROPDOWN"><field:param field:name="Dropdown_ListEntry" field:value="Masculino"/><field:param field:name="Dropdown_ListEntry" field:value="Feminino"/><field:param field:name="Dropdown_Selected" field:value="0"/></field:fieldmark><text:span text:style-name="T2">,</text:span><text:span text:style-name="T1"> nascido em </text:span><field:fieldmark-start text:name="__Fieldmark__5_1738450038" field:type="vnd.oasis.opendocument.field.FORMTEXT"><field:param field:name="Description" field:value=""/><field:param field:name="Name" field:value=""/></field:fieldmark-start><text:span text:style-name="T2">01</text:span><field:fieldmark-end/><text:span text:style-name="T5"> de </text:span><field:fieldmark text:name="__Fieldmark__6_1963931041" field:type="vnd.oasis.opendocument.field.FORMDROPDOWN"><field:param field:name="Dropdown_ListEntry" field:value="Janeiro"/><field:param field:name="Dropdown_ListEntry" field:value="Fevereiro"/><field:param field:name="Dropdown_ListEntry" field:value="Março"/><field:param field:name="Dropdown_ListEntry" field:value="Abril"/><field:param field:name="Dropdown_ListEntry" field:value="Maio"/><field:param field:name="Dropdown_ListEntry" field:value="Junho"/><field:param field:name="Dropdown_ListEntry" field:value="Julho"/><field:param field:name="Dropdown_ListEntry" field:value="Agosto"/><field:param field:name="Dropdown_ListEntry" field:value="Setembro"/><field:param field:name="Dropdown_ListEntry" field:value="Outubro"/><field:param field:name="Dropdown_ListEntry" field:value="Novembro"/><field:param field:name="Dropdown_ListEntry" field:value="Dezembro"/><field:param field:name="Dropdown_Selected" field:value="10"/></field:fieldmark><text:span text:style-name="T1"><text:s/>de </text:span><field:fieldmark-start text:name="Unnamed1" field:type="vnd.oasis.opendocument.field.FORMTEXT"><field:param field:name="Description" field:value=""/><field:param field:name="Name" field:value=""/></field:fieldmark-start><text:span text:style-name="T2">1984</text:span><field:fieldmark-end/><text:span text:style-name="T2">, </text:span><text:span text:style-name="T1">filho(a) de</text:span><text:span text:style-name="T2"> </text:span><field:fieldmark-start text:name="__Fieldmark__6_1738450038" field:type="vnd.oasis.opendocument.field.FORMTEXT"><field:param field:name="Description" field:value=""/><field:param field:name="Name" field:value=""/></field:fieldmark-start><text:span text:style-name="T2">José Pereira Coelho</text:span><field:fieldmark-end/><text:span text:style-name="T1"> e de Dona </text:span><field:fieldmark-start text:name="__Fieldmark__7_1738450038" field:type="vnd.oasis.opendocument.field.FORMTEXT"><field:param field:name="Description" field:value=""/><field:param field:name="Name" field:value=""/></field:fieldmark-start><text:span text:style-name="T2">Ivonete Pereira Coelho</text:span><field:fieldmark-end/><text:span text:style-name="T1">, </text:span><field:fieldmark text:name="__Fieldmark__10_1963931041" field:type="vnd.oasis.opendocument.field.FORMDROPDOWN"><field:param field:name="Dropdown_ListEntry" field:value="concluiu"/><field:param field:name="Dropdown_ListEntry" field:value="está matriculado(a) e frequente"/><field:param field:name="Dropdown_Selected" field:value="1"/></field:fieldmark><text:span text:style-name="T1"><text:s/></text:span><field:fieldmark text:name="__Fieldmark__11_1963931041" field:type="vnd.oasis.opendocument.field.FORMDROPDOWN"><field:param field:name="Dropdown_ListEntry" field:value="o(a)"/><field:param field:name="Dropdown_ListEntry" field:value="no(a)"/><field:param field:name="Dropdown_Selected" field:value="1"/></field:fieldmark><text:span text:style-name="T2"><text:s/></text:span><field:fieldmark-start text:name="Unnamed2" field:type="vnd.oasis.opendocument.field.FORMTEXT"><field:param field:name="Description" field:value=""/><field:param field:name="Name" field:value=""/></field:fieldmark-start><text:span text:style-name="T2">3º Ano do Ensino Médio</text:span><field:fieldmark-end/><text:span text:style-name="T5"> no ano de </text:span><field:fieldmark-start text:name="Unnamed3" field:type="vnd.oasis.opendocument.field.FORMTEXT"><field:param field:name="Description" field:value=""/><field:param field:name="Name" field:value=""/></field:fieldmark-start><text:span text:style-name="T2">2002</text:span><field:fieldmark-end/><text:span text:style-name="T5"> (Obs.: </text:span><field:fieldmark-start text:name="__Fieldmark__8_1738450038" field:type="vnd.oasis.opendocument.field.FORMTEXT"><field:param field:name="Description" field:value=""/><field:param field:name="Name" field:value=""/></field:fieldmark-start><text:span text:style-name="T2"><text:s/></text:span><field:fieldmark-end/><text:span text:style-name="T5">)</text:span><text:span text:style-name="T2">,</text:span><text:span text:style-name="T1"> neste estabelecimento de Ensino</text:span><text:span text:style-name="T4">.</text:span></text:p>
        <text:p text:style-name="P11"/>
        <text:p text:style-name="P13"><text:span text:style-name="T2">Obs.:</text:span><text:span text:style-name="T1"> O Histórico Escolar será expedido no prazo de 30 dias.</text:span></text:p>
        <text:p text:style-name="P9"/>
        <text:p text:style-name="P10"/>
        <text:p text:style-name="P7">Por ser verdade, firmo a presente.</text:p>
        <text:p text:style-name="P7"/>
        <text:p text:style-name="P10"/>
        <text:p text:style-name="P10"/>
        <text:p text:style-name="P8"/>
        <text:p text:style-name="P8"/>
        <text:p text:style-name="P5"><text:span text:style-name="T1">São José do Divino, </text:span><field:fieldmark-start text:name="__Fieldmark__10_1738450038" field:type="vnd.oasis.opendocument.field.FORMTEXT"><field:param field:name="Description" field:value=""/><field:param field:name="Name" field:value=""/></field:fieldmark-start><text:span text:style-name="T2">25</text:span><field:fieldmark-end/><text:span text:style-name="T1"> de </text:span><field:fieldmark-start text:name="__Fieldmark__11_1738450038" field:type="vnd.oasis.opendocument.field.FORMTEXT"><field:param field:name="Description" field:value=""/><field:param field:name="Name" field:value=""/></field:fieldmark-start><text:span text:style-name="T2">abril</text:span><field:fieldmark-end/><text:span text:style-name="T1"> de </text:span><field:fieldmark-start text:name="__Fieldmark__12_1738450038" field:type="vnd.oasis.opendocument.field.FORMTEXT"><field:param field:name="Description" field:value=""/><field:param field:name="Name" field:value=""/></field:fieldmark-start><text:span text:style-name="T2">2017</text:span><field:fieldmark-end/><text:span text:style-name="T1">.</text:span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5"><field:fieldmark-start text:name="__Fieldmark__13_1738450038" field:type="vnd.oasis.opendocument.field.FORMTEXT"><field:param field:name="Description" field:value=""/><field:param field:name="Name" field:value=""/></field:fieldmark-start><text:span text:style-name="T2">Rener de Oliveira Dias</text:span><field:fieldmark-end/><text:span text:style-name="T1"> – </text:span><field:fieldmark-start text:name="__Fieldmark__14_1738450038" field:type="vnd.oasis.opendocument.field.FORMTEXT"><field:param field:name="Description" field:value=""/><field:param field:name="Name" field:value=""/></field:fieldmark-start><text:span text:style-name="T2">1405848-1</text:span><field:fieldmark-end/></text:p>
        <text:p text:style-name="P6">Assistente Técnico de Educação Básica - <text:s/>Masp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'Times New Roman'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fo:font-size="11pt" fo:language="pt" fo:country="BR" style:font-name-asian="Calibri" style:font-family-asian="Calibri" style:font-family-generic-asian="swiss" style:font-size-asian="11pt" style:language-asian="zh" style:country-asian="CN" style:font-name-complex="Calibri" style:font-family-complex="Calibri" style:font-family-generic-complex="swiss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1.524cm"/>
        </style:tab-stops>
      </style:paragraph-properties>
      <style:text-properties style:font-name="Arial" fo:font-family="Arial" style:font-family-generic="swiss" fo:font-size="12pt" fo:font-weight="bold" style:font-name-asian="Times New Roman" style:font-family-asian="'Times New Roman'" style:font-family-generic-asian="roman" style:font-size-asian="12pt" style:font-weight-asian="bold" style:font-name-complex="Arial" style:font-family-complex="Arial" style:font-family-generic-complex="swis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use-window-font-color="true" style:font-name="Liberation Serif1" fo:font-family="'Liberation Serif'" style:font-family-generic="roman" fo:font-size="12pt" fo:language="pt" fo:country="BR" style:letter-kerning="true" style:font-name-asian="DejaVu Sans" style:font-family-asian="'DejaVu Sans'" style:font-family-generic-asian="swiss" style:font-size-asian="12pt" style:language-asian="zh" style:country-asian="CN" style:font-name-complex="DejaVu Sans" style:font-family-complex="'DejaVu Sans'" style:font-family-generic-complex="swiss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DejaVu Sans" style:font-family-asian="'DejaVu Sans'" style:font-family-generic-asian="swiss" style:font-size-asian="14pt" style:font-name-complex="FreeSans" style:font-family-complex="FreeSans" style:font-family-generic-complex="swiss" style:font-size-complex="14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Texto_20_de_20_balão_20_Char" style:display-name="Texto de balão Char" style:family="text">
      <style:text-properties style:font-name="Tahoma" fo:font-family="Tahoma" style:font-family-generic="swiss" fo:font-size="8pt" style:font-name-asian="Calibri" style:font-family-asian="Calibri" style:font-family-generic-asian="swiss" style:font-size-asian="8pt" style:language-asian="zh" style:country-asian="CN" style:font-name-complex="Tahoma" style:font-family-complex="Tahoma" style:font-family-generic-complex="swiss" style:font-size-complex="8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Título_20_4_20_Char" style:display-name="Título 4 Char" style:family="text">
      <style:text-properties style:font-name="Arial" fo:font-family="Arial" style:font-family-generic="swiss" fo:font-size="12pt" fo:font-weight="bold" style:font-name-asian="Times New Roman" style:font-family-asian="'Times New Roman'" style:font-family-generic-asian="roman" style:font-size-asian="12pt" style:font-weight-asian="bold" style:font-name-complex="Arial" style:font-family-complex="Arial" style:font-family-generic-complex="swiss"/>
    </style:style>
    <style:style style:name="Fonte_20_parág._20_padrão1" style:display-name="Fonte parág. padrão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198cm" fo:margin-left="-0.199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13.388cm"/>
    </style:style>
    <style:style style:name="Tabela1.1" style:family="table-row">
      <style:table-row-properties style:min-row-height="3.561cm" fo:keep-together="auto"/>
    </style:style>
    <style:style style:name="Tabela1.A1" style:family="table-cell">
      <style:table-cell-properties style:vertical-align="top" fo:padding="0.191cm" fo:border="none" style:writing-mode="lr-tb"/>
    </style:style>
    <style:style style:name="MP1" style:family="paragraph" style:parent-style-name="Standard">
      <style:paragraph-properties fo:line-height="100%" style:snap-to-layout-grid="false"/>
    </style:style>
    <style:style style:name="MP2" style:family="paragraph" style:parent-style-name="Heading_20_4">
      <style:paragraph-properties fo:margin-left="0.06cm" fo:margin-right="0cm" fo:text-align="start" style:justify-single-word="false" fo:text-indent="0cm" style:auto-text-indent="false" style:snap-to-layout-grid="false">
        <style:tab-stops>
          <style:tab-stop style:position="1.524cm"/>
        </style:tab-stops>
      </style:paragraph-properties>
      <style:text-properties style:font-name="Calibri" fo:font-size="14pt" style:font-name-asian="Arial Unicode MS" style:font-size-asian="14pt" style:font-name-complex="Calibri" style:font-size-complex="14pt"/>
    </style:style>
    <style:style style:name="MP3" style:family="paragraph" style:parent-style-name="Heading_20_4">
      <style:paragraph-properties fo:text-align="start" style:justify-single-word="false">
        <style:tab-stops>
          <style:tab-stop style:position="1.524cm"/>
        </style:tab-stops>
      </style:paragraph-properties>
      <style:text-properties style:font-name="Calibri" style:font-name-asian="Arial Unicode MS" style:font-name-complex="Calibri" style:font-size-complex="12pt"/>
    </style:style>
    <style:style style:name="MP4" style:family="paragraph" style:parent-style-name="Standard_20__28_user_29_">
      <style:paragraph-properties fo:margin-left="0.06cm" fo:margin-right="0cm" fo:text-indent="0cm" style:auto-text-indent="false"/>
      <style:text-properties style:font-name="Calibri" style:font-name-complex="Calibri"/>
    </style:style>
    <style:style style:name="MP5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4pt" style:font-name-asian="Arial Unicode MS" style:font-size-asian="14pt" style:font-size-complex="14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.751cm" fo:margin-bottom="2.499cm" fo:margin-left="3cm" fo:margin-right="1.99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draw:frame draw:style-name="Mfr1" draw:name="Imagem 1" text:anchor-type="char" svg:x="0.162cm" svg:y="0.132cm" svg:width="2.977cm" svg:height="2.842cm" draw:z-index="0"><draw:image xlink:href="Pictures/10000201000002D3000002B3BDA6E118E53554FD.png" xlink:type="simple" xlink:show="embed" xlink:actuate="onLoad" loext:mime-type="image/png"/></draw:frame></text:p>
            </table:table-cell>
            <table:table-cell table:style-name="Tabela1.A1" office:value-type="string">
              <text:h text:style-name="MP2" text:outline-level="4">GOVERNO DO ESTADO DE MINAS GERAIS</text:h>
              <text:h text:style-name="MP3" text:outline-level="4">SECRETARIA DE ESTADO DE EDUCAÇÃO</text:h>
              <text:p text:style-name="MP4">E.E. Tranquilino Dias Brito - Decreto 7330 de 27/12/1963</text:p>
              <text:p text:style-name="MP4">Rua Presidente Tancredo de Almeida Neves, nº 248</text:p>
              <text:p text:style-name="MP4">CEP: 39848000 <text:s text:c="20"/>São José do Divino – MG</text:p>
              <text:p text:style-name="MP4">Telefax: ( 33) 35821193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er</meta:initial-creator>
    <meta:creation-date>2016-07-27T07:03:00</meta:creation-date>
    <dc:creator>administrador</dc:creator>
    <dc:date>2020-02-19T07:43:37</dc:date>
    <meta:print-date>2016-07-27T10:04:00</meta:print-date>
    <meta:editing-cycles>4</meta:editing-cycles>
    <meta:editing-duration>P1DT21H</meta:editing-duration>
    <meta:document-statistic meta:table-count="1" meta:image-count="1" meta:object-count="0" meta:page-count="1" meta:paragraph-count="13" meta:word-count="194" meta:character-count="893" meta:non-whitespace-character-count="742"/>
    <meta:generator>LibreOffice/6.4.0.3$Linux_X86_64 LibreOffice_project/b0a288ab3d2d4774cb44b62f04d5d28733ac6df8</meta:generator>
    <meta:user-defined meta:name="KSOProductBuildVer">1046-11.1.0.9080</meta:user-defined>
  </office:meta>
</office:document-meta>
</file>